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igurineCB AriesSP" svg:font-family="'FigurineCB AriesSP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FigurineCB AriesSP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>
      <style:text-properties fo:font-size="16pt" style:font-size-asian="16pt" style:font-size-complex="16pt"/>
    </style:style>
    <style:style style:name="T1" style:family="text">
      <style:text-properties style:font-name="FigurineCB AriesSP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rucciones rsAjedrez</text:p>
      <text:p text:style-name="Standard"/>
      <text:p text:style-name="Standard"/>
      <text:p text:style-name="Standard"><text:span text:style-name="T4">1</text:span>.- Crea un tablero vacio - Creates an empty board </text:p>
      <text:p text:style-name="Standard"/>
      <text:p text:style-name="Standard">&gt; let mut board = ajedrez::<text:span text:style-name="T2">Tablero::init()</text:span>;</text:p>
      <text:p text:style-name="Standard"/>
      <text:p text:style-name="Standard"/>
      <text:p text:style-name="Standard"/>
      <text:p text:style-name="Standard"><text:span text:style-name="T4">2</text:span>.- Inicializa una posición en el tablero - Initializes a position on the board </text:p>
      <text:p text:style-name="Standard"/>
      <text:list xml:id="list2699874972807964762" text:style-name="L1">
        <text:list-item>
          <text:p text:style-name="P2"><text:s/>Posición inicial de partida – Initial starting position</text:p>
          <text:p text:style-name="P2">&gt; let fen_valida = ajedrez::<text:span text:style-name="T2">setup_inicio(&amp;mut board)</text:span>;</text:p>
          <text:p text:style-name="P2">&gt; retorna true o false. Si es true configura el tablero con esta posición - returns true or false. If true, configure the board with this position </text:p>
          <text:p text:style-name="P2"/>
        </text:list-item>
        <text:list-item>
          <text:p text:style-name="P2">Una posición arbitraria - An arbitrary position </text:p>
          <text:p text:style-name="P2">&gt; let fen = <text:s/>"rnbqkbnr/pppppppp/8/8/8/8/PPPPPPPP/RNBQKBNR w KQkq - 0 1";</text:p>
          <text:p text:style-name="P2">&gt; let fen_valida = ajedrez::<text:span text:style-name="T2">set_fen(fen, &amp;mut board)</text:span>;</text:p>
          <text:p text:style-name="P2">&gt; retorna true o false. Si es true configura el tablero con esta posición</text:p>
        </text:list-item>
        <text:list-item>
          <text:p text:style-name="P2">Comprueba si una FEN es válida - Check if a FEN is valid </text:p>
          <text:p text:style-name="P2">&gt; let fen = <text:s/>"rnbqkbnr/pppppppp/8/8/8/8/PPPPPPPP/RNBQKBNR w KQkq - 0 1";</text:p>
          <text:p text:style-name="P2">&gt; let fen_valida = <text:span text:style-name="T2">valida_fen(fen)</text:span>;</text:p>
          <text:p text:style-name="P2">&gt; retorna true o false. Si es true la fen es válida; false en caso contrario</text:p>
        </text:list-item>
      </text:list>
      <text:p text:style-name="Standard"/>
      <text:p text:style-name="Standard"/>
      <text:p text:style-name="Standard"/>
      <text:p text:style-name="Standard"><text:span text:style-name="T4">3</text:span>.- Obtiene la fen actual – Get the current FEN</text:p>
      <text:p text:style-name="Standard"/>
      <text:p text:style-name="Standard">&gt; let fen_actual = ajedrez::<text:span text:style-name="T2">get_fen(&amp;mut board)</text:span>;</text:p>
      <text:p text:style-name="Standard"/>
      <text:p text:style-name="Standard"/>
      <text:p text:style-name="Standard"/>
      <text:p text:style-name="Standard"><text:span text:style-name="T4">4</text:span>.- Efectúa un movimiento con una SAN – Executes a move with SAN notation</text:p>
      <text:p text:style-name="Standard"/>
      <text:p text:style-name="Standard">ajedrez::<text:span text:style-name="T2">mueve_san(&amp;mut board, movim)</text:span>;</text:p>
      <text:p text:style-name="Standard"/>
      <text:p text:style-name="Standard">&gt; let movim = "Kb2";</text:p>
      <text:p text:style-name="Standard">&gt; let result = ajedrez::mueve_san(&amp;mut board, movim);</text:p>
      <text:p text:style-name="Standard">&gt; result es una tupla con cinco elementos:</text:p>
      <text:list xml:id="list8150803921940671234" text:style-name="L2">
        <text:list-item>
          <text:p text:style-name="P3">SAN <text:s/>-&gt; por ejemplo : result.0 = "Nf3"</text:p>
        </text:list-item>
        <text:list-item>
          <text:p text:style-name="P3">UCI <text:s/>-&gt; por ejemplo: result.1 = "g1f3"</text:p>
        </text:list-item>
        <text:list-item>
          <text:p text:style-name="P3">El bando que ha movido <text:s text:c="2"/>-&gt; por ejemplo: result,2 = "w"</text:p>
        </text:list-item>
        <text:list-item>
          <text:p text:style-name="P3">La pieza movida. Si es mayusucula es una pieza blanca, en caso contrario es negra.</text:p>
        </text:list-item>
        <text:list-item>
          <text:p text:style-name="P3">El tipo de jugada. Los "flags" son los siguientes :</text:p>
          <text:list>
            <text:list-header>
              <text:p text:style-name="P3"><text:s text:c="2"/>ORDINARY_MOVE <text:s text:c="2"/>=&gt; "O",</text:p>
              <text:p text:style-name="P3"><text:s text:c="2"/>SHORT_CASTLE <text:s text:c="3"/>=&gt; "S",</text:p>
            </text:list-header>
          </text:list>
          <text:p text:style-name="P3"><text:s text:c="8"/>LONG_CASTLE <text:s text:c="4"/>=&gt; "L",</text:p>
          <text:p text:style-name="P3"><text:s text:c="8"/>EN_PASSANT <text:s text:c="5"/>=&gt; "E",</text:p>
          <text:p text:style-name="P3"><text:s text:c="8"/>PROMOTION_QUEEN =&gt; "Q",</text:p>
          <text:p text:style-name="P3"><text:s text:c="8"/>PROMOTION_ROOK <text:s/>=&gt; "R",</text:p>
          <text:p text:style-name="P3"><text:soft-page-break/><text:s text:c="8"/>PROMOTION_BISHOP =&gt; "B",</text:p>
          <text:p text:style-name="P3"><text:s text:c="8"/>PROMOTION_KNIGHT =&gt; "N",</text:p>
        </text:list-item>
      </text:list>
      <text:p text:style-name="Standard">&gt; si el movimiento es erronero la tupla retornada será ("None", "None", "None", "None", "None")</text:p>
      <text:p text:style-name="Standard"/>
      <text:p text:style-name="Standard"/>
      <text:p text:style-name="Standard"><text:span text:style-name="T4">5</text:span>.- Efectúa un movim con coordenadas algebraicas. El formato es (origen, destino, promocion). Si no hay promoción no se tiene en cuenta.</text:p>
      <text:p text:style-name="Standard"/>
      <text:p text:style-name="Standard">Perform a movement with algebraic coordinates. The format is (origin, destination, promotion). If there is no promotion, it is not taken into account. </text:p>
      <text:p text:style-name="Standard"/>
      <text:p text:style-name="Standard">ajedrez::<text:span text:style-name="T2">mueve_algebra(&amp;mut board, movim)</text:span>;</text:p>
      <text:p text:style-name="Standard"/>
      <text:p text:style-name="Standard">&gt; let movim = ("e2", "e4", "Q");<text:tab/><text:tab/>// ("e2", "e4", "");</text:p>
      <text:p text:style-name="Standard">&gt; let result = ajedrez::mueve_algebra(&amp;mut board, movim);</text:p>
      <text:p text:style-name="Standard">&gt; el resultado es lo mismo que con la SAN</text:p>
      <text:p text:style-name="Standard"/>
      <text:p text:style-name="Standard"/>
      <text:p text:style-name="Standard"/>
      <text:p text:style-name="Standard"><text:span text:style-name="T4">6</text:span>.- Deshacer movimiento. Retorna true si se ha deshecho correctamente el ultimo movimiento; retorna false en caso contrario.</text:p>
      <text:p text:style-name="Standard"/>
      <text:p text:style-name="Standard">Undo movement. Returns true if the last movement has been undone correctly; returns false otherwise. </text:p>
      <text:p text:style-name="Standard"/>
      <text:p text:style-name="Standard">ajedrez::<text:span text:style-name="T2">mueve_atras(&amp;mut board)</text:span>;</text:p>
      <text:p text:style-name="Standard"/>
      <text:p text:style-name="Standard">&gt; let resul = ajedrez::mueve_atras(&amp;mut board);<text:tab/><text:tab/>// true o false</text:p>
      <text:p text:style-name="Standard"/>
      <text:p text:style-name="Standard"/>
      <text:p text:style-name="Standard"/>
      <text:p text:style-name="Standard"><text:span text:style-name="T4">7</text:span>.- Averiguar si está en jaque; retorna true o false - Find out if it is in check; returns true or false </text:p>
      <text:p text:style-name="Standard"/>
      <text:p text:style-name="Standard">ajedrez::<text:span text:style-name="T2">rey_en_jaque(&amp;mut board)</text:span>;</text:p>
      <text:p text:style-name="Standard"/>
      <text:p text:style-name="Standard">&gt; let mut board = ajedrez::Tablero::init();<text:line-break/>&gt; let fen = "2k5/8/3K4/2N2B2/8/8/8/8 b - - 0 1";<text:line-break/>&gt; let fen_valida = ajedrez::set_fen(fen, &amp;mut board);<text:line-break/>&gt; let in_check = ajedrez::rey_en_jaque(&amp;mut board);<text:tab/><text:tab/>//true</text:p>
      <text:p text:style-name="Standard"/>
      <text:p text:style-name="Standard"/>
      <text:p text:style-name="Standard"/>
      <text:p text:style-name="Standard"><text:span text:style-name="T4">8</text:span>.- Averiguar si el rey está ahogado. Retorna true o false - Find out if the king is stalemated. Returns true or false </text:p>
      <text:p text:style-name="Standard"/>
      <text:p text:style-name="Standard">ajedrez::<text:span text:style-name="T2">rey_ahogado(&amp;mut board)</text:span>;</text:p>
      <text:p text:style-name="Standard"/>
      <text:p text:style-name="Standard">&gt; let mut board = ajedrez::Tablero::init();<text:line-break/>&gt; let fen = "2k5/8/2NK4/2N5/8/8/8/8 b - - 0 1";<text:line-break/>&gt; let fen_valida = ajedrez::set_fen(fen, &amp;mut board);<text:line-break/>&gt; let stalemated = ajedrez::rey_ahogado(&amp;mut board);<text:tab/><text:tab/>// true</text:p>
      <text:p text:style-name="Standard"/>
      <text:p text:style-name="Standard"><text:soft-page-break/></text:p>
      <text:p text:style-name="Standard"/>
      <text:p text:style-name="Standard"><text:span text:style-name="T4">9</text:span>.- Averiguar si el rey sufre jaque mate. Retorna true o false - Find out if the king is checkmate. Returns true or false </text:p>
      <text:p text:style-name="Standard"/>
      <text:p text:style-name="Standard">ajedrez::<text:span text:style-name="T2">rey_en_mate(&amp;mut board)</text:span>;</text:p>
      <text:p text:style-name="Standard"/>
      <text:p text:style-name="Standard">&gt; let mut board = ajedrez::Tablero::init();<text:line-break/>&gt; let fen = "2k5/8/2NK4/2N2B2/8/8/8/8 b - - 0 1";<text:line-break/>&gt; let fen_valida = ajedrez::set_fen(fen, &amp;mut board);<text:line-break/>&gt; let mate_check = ajedrez::rey_en_mate(&amp;mut board);<text:tab/><text:tab/>// true</text:p>
      <text:p text:style-name="Standard"/>
      <text:p text:style-name="Standard"/>
      <text:p text:style-name="Standard"><text:span text:style-name="T4">10</text:span>.- Mostrar el tablero formato texto. Retorna una cadena de texto - Show the text format board. Returns a text string </text:p>
      <text:p text:style-name="Standard"/>
      <text:p text:style-name="Standard">&gt; let _ascii = <text:span text:style-name="T2">ajedrez::ascii(&amp;mut board)</text:span>;<text:tab/><text:tab/>// to_string()<text:line-break/>&gt; println!("\n{}", _ascii);</text:p>
      <text:p text:style-name="Standard"/>
      <text:p text:style-name="Standard"><text:s text:c="10"/><text:span text:style-name="T1">+-----------------+</text:span></text:p>
      <text:p text:style-name="P1">// <text:s text:c="5"/>8 | r <text:s text:c="2"/>n <text:s/>b <text:s text:c="2"/>q <text:s/>k <text:s text:c="2"/>b <text:s text:c="2"/>n <text:s text:c="2"/>r <text:s/>|</text:p>
      <text:p text:style-name="P1">// <text:s text:c="5"/>7 | p <text:s/>p <text:s/>p <text:s text:c="2"/>p <text:s/>- <text:s text:c="2"/>p <text:s text:c="2"/>p <text:s text:c="2"/>p |</text:p>
      <text:p text:style-name="P1">// <text:s text:c="5"/>6 | - <text:s/>- <text:s/>- <text:s text:c="2"/>- <text:s/>- <text:s/>- <text:s text:c="2"/>- <text:s text:c="2"/>-. |</text:p>
      <text:p text:style-name="P1">// <text:s text:c="5"/>5 | - <text:s/>- <text:s/>- <text:s text:c="2"/>- <text:s/>p <text:s/>- <text:s text:c="2"/>- <text:s text:c="2"/>- <text:s/>|</text:p>
      <text:p text:style-name="P1">// <text:s text:c="5"/>4 | - <text:s/>- <text:s/>- <text:s text:c="2"/>- <text:s/>P <text:s/>P <text:s/>- <text:s text:c="2"/>- <text:s/>|</text:p>
      <text:p text:style-name="P1">// <text:s text:c="5"/>3 | - <text:s/>- <text:s/>- <text:s text:c="2"/>- <text:s/>- <text:s text:c="2"/>- <text:s/>- <text:s text:c="2"/>- <text:s/>|</text:p>
      <text:p text:style-name="P1">// <text:s text:c="5"/>2 | P <text:s/>P <text:s/>P <text:s/>P <text:s/>- <text:s text:c="2"/>- <text:s/>P <text:s/>P <text:s/>|</text:p>
      <text:p text:style-name="P1">// <text:s text:c="5"/>1 | R <text:s/>N <text:s/>B <text:s/>Q <text:s/>K <text:s/>B <text:s/>N <text:s/>R |</text:p>
      <text:p text:style-name="P1">// <text:s text:c="7"/>+-----------------+</text:p>
      <text:p text:style-name="P1"><text:s text:c="13"/>a <text:s text:c="2"/>b <text:s text:c="2"/>c <text:s text:c="2"/>d <text:s text:c="2"/>e <text:s text:c="2"/>f <text:s text:c="2"/>g <text:s/>h</text:p>
      <text:p text:style-name="Standard"/>
      <text:p text:style-name="Standard"/>
      <text:p text:style-name="Standard"/>
      <text:p text:style-name="Standard"><text:span text:style-name="T4">11</text:span>.- Array del tablero . Util para usar en representacion grafica. Retorna un vector de string</text:p>
      <text:p text:style-name="Standard"/>
      <text:p text:style-name="Standard">Array of the board. Useful to use in graphic representation. Returns a string vector </text:p>
      <text:p text:style-name="Standard"/>
      <text:p text:style-name="Standard">ajedrez::<text:span text:style-name="T2">tablero_grafico(&amp;mut board)</text:span>;</text:p>
      <text:p text:style-name="Standard"/>
      <text:p text:style-name="Standard">&gt; let _grafico = ajedrez::tablero_grafico(&amp;mut board);<text:tab/><text:tab/>//Vec&lt;String&gt;<text:line-break/>&gt; println!("148 --&gt;\n{:?}", _grafico);</text:p>
      <text:p text:style-name="Standard"/>
      <text:p text:style-name="Standard">["r", "n", ...., "K"]</text:p>
      <text:p text:style-name="Standard"/>
      <text:p text:style-name="Standard"/>
      <text:p text:style-name="Standard"/>
      <text:p text:style-name="Standard"><text:span text:style-name="T4">12</text:span>.- Material insuficiente. Retorna true o false - Insufficient material Returns true or false </text:p>
      <text:p text:style-name="Standard"/>
      <text:p text:style-name="Standard">ajedrez::<text:span text:style-name="T2">material_insuficiente(&amp;mut board)</text:span>;<text:tab/></text:p>
      <text:p text:style-name="Standard"/>
      <text:p text:style-name="Standard">&gt; <text:s text:c="2"/>let mut board = ajedrez::Tablero::init();<text:line-break/>&gt; <text:s text:c="3"/>let fen = "2k5/8/3K4/8/8/8/8/b1B5 b - - 0 1";<text:line-break/><text:soft-page-break/>&gt; <text:s text:c="3"/>let fen_valida = ajedrez::set_fen(fen, &amp;mut board);<text:line-break/>&gt; <text:s text:c="3"/>println!("\n197 --&gt; {}", ajedrez::material_insuficiente(&amp;mut board));<text:tab/><text:tab/>//true</text:p>
      <text:p text:style-name="Standard"/>
      <text:p text:style-name="Standard"/>
      <text:p text:style-name="Standard"/>
      <text:p text:style-name="Standard"/>
      <text:p text:style-name="Standard"><text:span text:style-name="T4">13</text:span>.- Triple repetición de posición. Retorna true o false. Solo comprueba la ultima posición jugada.</text:p>
      <text:p text:style-name="Standard">Triple (threefold) repetition of position. Returns true or false. Just check the last position played. </text:p>
      <text:p text:style-name="Standard"/>
      <text:p text:style-name="Standard">ajedrez::<text:span text:style-name="T2">repeticion_triple(&amp;mut board)</text:span>;</text:p>
      <text:p text:style-name="Standard"/>
      <text:p text:style-name="Standard">&gt; <text:s text:c="3"/>let mut board = ajedrez::Tablero::init();<text:line-break/>&gt; <text:s text:c="3"/>let mut fen = "rnbqkbnr/pppppppp/8/8/8/8/PPPPPPPP/RNBQKBNR w KQkq - 0 1";<text:line-break/>&gt; <text:s text:c="3"/>let fen_valida = ajedrez::set_fen(fen, &amp;mut board);<text:line-break/>&gt; <text:s text:c="3"/>// primer movimiento completo<text:line-break/>&gt; <text:s text:c="3"/>let mut movim = "Nf3";<text:line-break/>&gt; <text:s text:c="3"/>let mut resul = ajedrez::mueve_san(&amp;mut board, movim);<text:line-break/>&gt; <text:s text:c="3"/>movim = "Nf6";<text:line-break/>&gt; <text:s text:c="3"/>resul = ajedrez::mueve_san(&amp;mut board, movim);<text:line-break/>&gt; <text:s text:c="3"/>// segundo movimiento completo<text:line-break/>&gt; <text:s text:c="3"/>let mut movim = "Ng1";<text:line-break/>&gt; <text:s text:c="3"/>let mut resul = ajedrez::mueve_san(&amp;mut board, movim);<text:line-break/>&gt; <text:s text:c="3"/>movim = "Ng8";<text:line-break/>&gt; <text:s text:c="3"/>resul = ajedrez::mueve_san(&amp;mut board, movim);<text:line-break/>&gt; <text:s text:c="3"/>// tercer movimiento completo<text:line-break/>&gt; <text:s text:c="3"/>let mut movim = "Nf3";<text:line-break/>&gt; <text:s text:c="3"/>let mut resul = ajedrez::mueve_san(&amp;mut board, movim);<text:line-break/>&gt; <text:s text:c="3"/>movim = "Nf6";<text:line-break/>&gt; <text:s text:c="3"/>resul = ajedrez::mueve_san(&amp;mut board, movim);<text:line-break/>&gt; <text:s text:c="3"/>// cuarto movimiento completo<text:line-break/>&gt; <text:s text:c="3"/>let mut movim = "Ng1";<text:line-break/>&gt; <text:s text:c="3"/>let mut resul = ajedrez::mueve_san(&amp;mut board, movim);<text:line-break/>&gt; <text:s text:c="3"/>movim = "Ng8";<text:line-break/>&gt; <text:s text:c="3"/>resul = ajedrez::mueve_san(&amp;mut board, movim);<text:line-break/>&gt; <text:s text:c="3"/>// quinto movimiento completo<text:line-break/>&gt; <text:s text:c="3"/>let mut movim = "Nf3";<text:line-break/>&gt; <text:s text:c="3"/>let mut resul = ajedrez::mueve_san(&amp;mut board, movim);<text:line-break/>&gt; <text:s text:c="3"/>movim = "Nf6";<text:line-break/>&gt; <text:s text:c="3"/>resul = ajedrez::mueve_san(&amp;mut board, movim);<text:line-break/>&gt; <text:s text:c="3"/><text:line-break/>&gt; <text:s text:c="3"/>let mut triple = ajedrez::repeticion_triple(&amp;mut board); <text:s text:c="3"/>// true<text:line-break/>&gt; <text:s text:c="3"/>println!("{}", triple);</text:p>
      <text:p text:style-name="Standard"/>
      <text:p text:style-name="Standard"/>
      <text:p text:style-name="Standard"/>
      <text:p text:style-name="Standard"><text:span text:style-name="T4">14</text:span>. ¿Fin de partida? - Retorna true o false</text:p>
      <text:p text:style-name="Standard"><text:tab/>Game over? - Returns true or false</text:p>
      <text:p text:style-name="Standard"/>
      <text:p text:style-name="Standard">ajedrez::<text:span text:style-name="T2">game_over(&amp;mut board)</text:span>;</text:p>
      <text:p text:style-name="Standard"/>
      <text:p text:style-name="Standard">&gt; <text:s text:c="3"/>let mut board = ajedrez::Tablero::init();<text:line-break/>&gt; <text:s text:c="3"/>let mut fen = "rnbqkbnr/pppppppp/8/8/8/8/PPPPPPPP/RNBQKBNR w KQkq - 0 1";<text:line-break/><text:soft-page-break/>&gt; <text:s text:c="3"/>let mut fen_valida = ajedrez::set_fen(fen, &amp;mut board);<text:line-break/>&gt; <text:s text:c="3"/>let mut movim = "Nf3";<text:line-break/>&gt; <text:s text:c="3"/>let mut resul = ajedrez::mueve_san(&amp;mut board, movim);<text:line-break/>&gt; <text:s text:c="3"/>let mut endgame = ajedrez::game_over(&amp;mut board);<text:line-break/>&gt; <text:s text:c="3"/>println!("250 --&gt; {}", endgame); <text:s text:c="7"/>//false</text:p>
      <text:p text:style-name="Standard"><text:line-break/>&gt; <text:s text:c="3"/>board = ajedrez::Tablero::init();<text:line-break/>&gt; <text:s text:c="3"/>fen = "rnbqkbnr/ppppp2p/8/5ppQ/2B1P3/8/PPPP1PPP/RNB1K1NR b KQkq - 0 3"; //mate pos<text:line-break/>&gt; <text:s text:c="3"/>fen_valida = ajedrez::set_fen(fen, &amp;mut board);<text:line-break/>&gt; <text:s text:c="3"/>endgame = ajedrez::game_over(&amp;mut board);<text:line-break/>&gt; <text:s text:c="3"/>println!("250 --&gt; {}", endgame); <text:s text:c="7"/>//true</text:p>
      <text:p text:style-name="Standard"/>
      <text:p text:style-name="Standard">&gt; <text:s text:c="3"/>board = ajedrez::Tablero::init();<text:line-break/>&gt; <text:s text:c="3"/>fen = "4k3/4P3/4K3/8/8/8/8/8 b - - 0 78"; //ahogado /stalemate<text:line-break/>&gt; <text:s text:c="3"/>fen_valida = ajedrez::set_fen(fen, &amp;mut board);<text:line-break/>&gt; <text:s text:c="3"/>endgame = ajedrez::game_over(&amp;mut board);<text:line-break/>&gt; <text:s text:c="3"/>println!("250 --&gt; {}", endgame); <text:s text:c="7"/>//true</text:p>
      <text:p text:style-name="Standard"/>
      <text:p text:style-name="Standard"/>
      <text:p text:style-name="Standard"/>
      <text:p text:style-name="Standard"><text:span text:style-name="T4">15</text:span>.- Obtiene pieza en la casilla solicitada. Retorna "None" si la casilla no existe, "-" si la casilla no tiene una pieza; y, en caso de tenerla, retorna la pieza en mayúsculas o minúsculas (dependiendo si es blanca o negra) --&gt; "R" o "r".</text:p>
      <text:p text:style-name="Standard"/>
      <text:p text:style-name="Standard">Obtains piece in the requested square. Returns "None" if the square does not exist, "-" if the square does not have a piece; and, in case of having it, returns the piece in upper or lowercase (depending if it is white or black) -&gt; "R" or "r". </text:p>
      <text:p text:style-name="Standard"/>
      <text:p text:style-name="Standard">ajedrez::<text:span text:style-name="T2">get_pieza(&amp;mut board, "c5")</text:span>;</text:p>
      <text:p text:style-name="Standard"/>
      <text:p text:style-name="Standard">&gt; <text:s text:c="2"/>let mut board = ajedrez::Tablero::init();<text:line-break/>&gt; <text:s text:c="3"/>let mut fen = "rnbqkbnr/pppppppp/8/8/8/8/PPPPPPPP/RNBQKBNR w KQkq - 0 1";<text:line-break/>&gt; <text:s text:c="3"/>let mut fen_valida = ajedrez::set_fen(fen, &amp;mut board);<text:line-break/>&gt; <text:s text:c="3"/>let pieza = ajedrez::get_pieza(&amp;mut board, "c5");<text:line-break/>&gt; <text:s text:c="3"/>println!("269 --&gt; {}", pieza); <text:s/>// "None, "-", "Q"</text:p>
      <text:p text:style-name="Standard"/>
      <text:p text:style-name="Standard"/>
      <text:p text:style-name="Standard"/>
      <text:p text:style-name="Standard"><text:span text:style-name="T4">16</text:span>.- Reproduce la partida en formato PGN. Retorna una String. Con el pgn o una cadena "None" caso de error.</text:p>
      <text:p text:style-name="Standard"/>
      <text:p text:style-name="Standard">ajedrez::<text:span text:style-name="T2">pgn(&amp;mut board)</text:span>;</text:p>
      <text:p text:style-name="Standard"/>
      <text:p text:style-name="Standard">&gt; <text:s text:c="3"/>let mut board = ajedrez::Tablero::init();<text:line-break/>&gt; <text:s text:c="3"/>let mut fen = "rnbqkbnr/pppppppp/8/8/8/8/PPPPPPPP/RNBQKBNR w KQkq - 0 1";<text:line-break/>&gt; <text:s text:c="3"/>let mut fen_valida = ajedrez::set_fen(fen, &amp;mut board);<text:line-break/>&gt; <text:s text:c="3"/>let mut movim = ajedrez::mueve_san(&amp;mut board, "e4");<text:line-break/>&gt; <text:s text:c="3"/>movim = ajedrez::mueve_san(&amp;mut board, "e5");<text:line-break/>&gt; <text:s text:c="3"/>movim = ajedrez::mueve_san(&amp;mut board, "Nf3");<text:line-break/>&gt; <text:s text:c="3"/>movim = ajedrez::mueve_san(&amp;mut board, "Nc6");<text:line-break/>&gt; <text:s text:c="3"/>movim = ajedrez::mueve_san(&amp;mut board, "Bb5");<text:line-break/>&gt; <text:s text:c="3"/>movim = ajedrez::mueve_san(&amp;mut board, "a6");<text:line-break/><text:soft-page-break/> <text:s text:c="3"/><text:line-break/>&gt; <text:s text:c="3"/>let pgn_txt = ajedrez::pgn(&amp;mut board);</text:p>
      <text:p text:style-name="Standard"/>
      <text:p text:style-name="Standard">[FEN "rnbqkbnr/pppppppp/8/8/8/8/PPPPPPPP/RNBQKBNR w KQkq - 0 1"]</text:p>
      <text:p text:style-name="Standard"/>
      <text:p text:style-name="Standard">1. e4 e5 2. Nf3 Nc6 3. Bb5 a6</text:p>
      <text:p text:style-name="Standard"/>
      <text:p text:style-name="Standard"/>
      <text:p text:style-name="Standard"/>
      <text:p text:style-name="Standard"/>
      <text:p text:style-name="Standard"><text:span text:style-name="T4">17</text:span>.- Jugadas posibles. Retorna un array con las jugadas legales posibles en formato UCI</text:p>
      <text:p text:style-name="Standard"/>
      <text:p text:style-name="Standard">Returns a vector of legal moves from the current position in UCI format.</text:p>
      <text:p text:style-name="Standard"/>
      <text:p text:style-name="Standard">ajedrez::<text:span text:style-name="T2">jugadas_posibles(&amp;mut board)</text:span>;</text:p>
      <text:p text:style-name="Standard"/>
      <text:p text:style-name="Standard">&gt; <text:s/>let mut board = ajedrez::Tablero::init();<text:line-break/>&gt; <text:s text:c="3"/>let mut fen = "rnbqkbnr/pppppppp/8/8/8/8/PPPPPPPP/RNBQKBNR w KQkq - 0 1";<text:line-break/>&gt; <text:s text:c="3"/>let mut fen_valida = ajedrez::set_fen(fen, &amp;mut board);<text:line-break/>&gt; <text:s text:c="3"/>let mut jug_posibles = ajedrez::jugadas_posibles(&amp;mut board);<text:line-break/>&gt; <text:s text:c="3"/>println!("293 --&gt; {:?}", jug_posibles);</text:p>
      <text:p text:style-name="Standard"/>
      <text:p text:style-name="Standard">["e2e4", ..... , "h2h4"]</text:p>
      <text:p text:style-name="Standard"/>
      <text:p text:style-name="Standard"/>
      <text:p text:style-name="Standard"/>
      <text:p text:style-name="Standard"><text:span text:style-name="T4">18</text:span> .- Resetea el tablero y lo inicializa con la posición de inicio</text:p>
      <text:p text:style-name="Standard"/>
      <text:p text:style-name="Standard">Reset the board to the initial starting position.</text:p>
      <text:p text:style-name="Standard"/>
      <text:p text:style-name="Standard">ajedrez::<text:span text:style-name="T2">reset()</text:span>;</text:p>
      <text:p text:style-name="Standard"/>
      <text:p text:style-name="Standard">&gt; <text:s text:c="3"/>let mut new_board = ajedrez::reset();<text:line-break/>&gt; <text:s text:c="3"/>let new_fen = ajedrez::get_fen(&amp;mut new_board);<text:line-break/>&gt; <text:s text:c="3"/>println!("297 --&gt; FEN: {}", new_fen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igurineCB AriesSP" svg:font-family="'FigurineCB AriesSP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32M50S</meta:editing-duration>
    <meta:editing-cycles>51</meta:editing-cycles>
    <meta:generator>OpenOffice/4.1.6$Win32 OpenOffice.org_project/416m1$Build-9790</meta:generator>
    <dc:date>2019-01-20T14:48:03.11</dc:date>
    <dc:creator>calvicius calvo</dc:creator>
    <meta:document-statistic meta:table-count="0" meta:image-count="0" meta:object-count="0" meta:page-count="6" meta:paragraph-count="104" meta:word-count="1543" meta:character-count="10013"/>
    <meta:user-defined meta:name="Info 1"/>
    <meta:user-defined meta:name="Info 2"/>
    <meta:user-defined meta:name="Info 3"/>
    <meta:user-defined meta:name="Info 4"/>
  </office:meta>
</office:document-meta>
</file>